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28_20-57-5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7-29_12-55-1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3-07-29_15-57-38_000.jpg</text:p>
          </table:table-cell>
          <table:table-cell table:style-name="ce26" office:value-type="string">
            <text:p>:PHOTO 記録 / subject=お菓子（お菓子）：「黒かりんとう」 / location=~ / content=裏面。製品説明欄。,for=重量を変えているかどうか、モニターしたい。製造者が誰か、も。,other=購入先：キャン・ドゥ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 / subject=お菓子（お菓子）：「黒かりんとう」 / location=~ / content=裏面。製品説明欄。,for=重量を変えているかどうか、モニターしたい。製造者が誰か、も。,other=購入先：キャン・ドゥ~">
            <text:p>:PHOTO 記録 / subject=お菓子（お菓子）：「黒かりんとう」 / location=~ / content=裏面。製品説明欄。,for=重量を変えているかどうか、モニターしたい。製造者が誰か、も。,other=購入先：キャン・ドゥ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7-29_15-57-21_000.jpg</text:p>
          </table:table-cell>
          <table:table-cell table:style-name="ce26" office:value-type="string">
            <text:p>:PHOTO 記録 / subject=お菓子（お菓子）：「白かりんとう」 / location=~ / content=裏面。製品説明欄。,for=重量を変えているかどうか、モニターしたい。製造者が誰か、も。,other=購入先：東急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 / subject=お菓子（お菓子）：「白かりんとう」 / location=~ / content=裏面。製品説明欄。,for=重量を変えているかどうか、モニターしたい。製造者が誰か、も。,other=購入先：東急">
            <text:p>:PHOTO 記録 / subject=お菓子（お菓子）：「白かりんとう」 / location=~ / content=裏面。製品説明欄。,for=重量を変えているかどうか、モニターしたい。製造者が誰か、も。,other=購入先：東急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8" office:value-type="string">
            <text:p>2023-07-28_18-27-19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VIDEO / @自室 / 記録 / jap.flute / 演奏、play / R=1 / genre=melody,for=,file-piece-id=~,memo=~,session=hour-18,recording-id=~,other=~ / follow++">
            <text:p>:VIDEO / @自室 / 記録 / jap.flute / 演奏、play / R=1 / genre=melody,for=,file-piece-id=~,memo=~,session=hour-18,recording-id=~,other=~ / follow++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7" office:value-type="string">
            <text:p>2023-07-28_20-57-51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29_07-15-27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7-29_07-19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m 1*1 RES / JVEMV6 64#310_hattatsu_otona / 『ちゃんと知りたい　大人の発達障害がわかる本』 著者=備瀬哲弘、監修,校注=~ / p.70 / w=；,topic=~,publisher=~,other=memo+:心理療法；memo+:二次障害；memo+:PDD；knowledge+:マグネシウム、ビタミン６。多量摂取。">
            <text:p>:m 1*1 RES / JVEMV6 64#310_hattatsu_otona / 『ちゃんと知りたい　大人の発達障害がわかる本』 著者=備瀬哲弘、監修,校注=~ / p.70 / w=；,topic=~,publisher=~,other=memo+:心理療法；memo+:二次障害；memo+:PDD；knowledge+:マグネシウム、ビタミン６。多量摂取。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7-29_11-33-06_000.jpg</text:p>
          </table:table-cell>
          <table:table-cell table:style-name="ce26" office:value-type="string">
            <text:p>:m 記録 / 身体 / 全身像 / 顔 / 様子 / time=夜；occasion=本。読んだあと。これから、作ったメモを、写真に撮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記録 / 身体 / 全身像 / 顔 / 様子 / time=夜；occasion=本。読んだあと。これから、作ったメモを、写真に撮る">
            <text:p>:m 記録 / 身体 / 全身像 / 顔 / 様子 / time=夜；occasion=本。読んだあと。これから、作ったメモを、写真に撮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29_11-33-12_000.jpg</text:p>
          </table:table-cell>
          <table:table-cell table:style-name="ce26" office:value-type="string">
            <text:p>:m 1*1 RES / JVEMV6 64#310_hattatsu_otona / 『ちゃんと知りたい　大人の発達障害がわかる本』 著者=備瀬哲弘、監修,校注=~ / p.70 / w=；,topic=~,publisher=~,other=memo+:心理療法；memo+:二次障害；memo+:PDD；knowledge+:マグネシウム、ビタミン６。多量摂取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1 RES / JVEMV6 64#310_hattatsu_otona / 『ちゃんと知りたい　大人の発達障害がわかる本』 著者=備瀬哲弘、監修,校注=~ / p.70 / w=；,topic=~,publisher=~,other=memo+:心理療法；memo+:二次障害；memo+:PDD；knowledge+:マグネシウム、ビタミン６。多量摂取。">
            <text:p>:m 1*1 RES / JVEMV6 64#310_hattatsu_otona / 『ちゃんと知りたい　大人の発達障害がわかる本』 著者=備瀬哲弘、監修,校注=~ / p.70 / w=；,topic=~,publisher=~,other=memo+:心理療法；memo+:二次障害；memo+:PDD；knowledge+:マグネシウム、ビタミン６。多量摂取。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7" office:value-type="string">
            <text:p>2023-07-28_18-40-16_000.mp4</text:p>
          </table:table-cell>
          <table:table-cell table:style-name="ce26" office:value-type="string">
            <text:p>:VIDEO / @自室 / 記録 / jap.flute / 演奏、play / R=2 / genre=melody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VIDEO / @自室 / 記録 / jap.flute / 演奏、play / R=2 / genre=melody,for=,file-piece-id=~,memo=~,session=hour-18,recording-id=~,other=~ / follow+">
            <text:p>:VIDEO / @自室 / 記録 / jap.flute / 演奏、play / R=2 / genre=melody,for=,file-piece-id=~,memo=~,session=hour-18,recording-id=~,other=~ / follow+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29_10-20-07_000.mp4</text:p>
          </table:table-cell>
          <table:table-cell table:style-name="ce26" office:value-type="string">
            <text:p>:VIDEO / @自室 / 記録 / knoten / 実演,perform / knot=もやい（palstek.de）,source-video=~,for=結びかた（解き方：別の動画）,file-id=2023-07-29_10-20-07_000.mp4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knoten / 実演,perform / knot=もやい（palstek.de）,source-video=~,for=結びかた（解き方：別の動画）,file-id=2023-07-29_10-20-07_000.mp4,other=">
            <text:p>:VIDEO / @自室 / 記録 / knoten / 実演,perform / knot=もやい（palstek.de）,source-video=~,for=結びかた（解き方：別の動画）,file-id=2023-07-29_10-20-07_000.mp4,other=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29_10-22-27_000.mp4</text:p>
          </table:table-cell>
          <table:table-cell table:style-name="ce26" office:value-type="string">
            <text:p>:VIDEO / @自室 / 記録 / knoten / 実演,perform / knot=もやい（palstek.de）,source-video=~,for=解き方,file-id=2023-07-29_10-20-07_000.mp4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VIDEO / @自室 / 記録 / knoten / 実演,perform / knot=もやい（palstek.de）,source-video=~,for=解き方,file-id=2023-07-29_10-20-07_000.mp4,other=">
            <text:p>:VIDEO / @自室 / 記録 / knoten / 実演,perform / knot=もやい（palstek.de）,source-video=~,for=解き方,file-id=2023-07-29_10-20-07_000.mp4,other=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9">2023/07/29</text:date>, <text:time>17:4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29T17:40:47.40</dc:date>
    <dc:creator>岩淵 謙</dc:creator>
    <meta:editing-duration>P57DT22H24M56S</meta:editing-duration>
    <meta:editing-cycles>19298</meta:editing-cycles>
    <meta:document-statistic meta:table-count="2" meta:cell-count="923" meta:object-count="0"/>
    <meta:user-defined meta:name="qrichtext">1</meta:user-defined>
  </office:meta>
</office:document-meta>
</file>